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88d6" officeooo:paragraph-rsid="000488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hl fdhfxdh;m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in </meta:initial-creator>
    <meta:creation-date>2014-05-28T20:32:49.269543106</meta:creation-date>
    <meta:generator>LibreOffice/4.1.3.2$Linux_X86_64 LibreOffice_project/410m0$Build-2</meta:generator>
    <dc:date>2014-05-28T20:36:06.078137498</dc:date>
    <dc:creator>Ebin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</office:meta>
</office:document-meta>
</file>